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sans1" svg:font-family="Lucidasan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 style:list-style-name="L1">
      <style:paragraph-properties fo:text-align="justify" style:justify-single-word="false"/>
    </style:style>
    <style:style style:name="P3" style:family="paragraph" style:parent-style-name="Standard" style:list-style-name="L1">
      <style:paragraph-properties fo:text-align="justify" style:justify-single-word="false"/>
    </style:style>
    <style:style style:name="P4" style:family="paragraph" style:parent-style-name="Standard" style:list-style-name="L1">
      <style:paragraph-properties fo:text-align="justify" style:justify-single-word="false"/>
    </style:style>
    <style:style style:name="P5" style:family="paragraph" style:parent-style-name="Standard" style:list-style-name="L1">
      <style:paragraph-properties fo:text-align="justify" style:justify-single-word="false"/>
    </style:style>
    <style:style style:name="P6" style:family="paragraph" style:parent-style-name="Standard" style:list-style-name="L1">
      <style:paragraph-properties fo:text-align="justify" style:justify-single-word="false"/>
    </style:style>
    <style:style style:name="P7" style:family="paragraph" style:parent-style-name="Standard" style:list-style-name="L1">
      <style:paragraph-properties fo:text-align="justify" style:justify-single-word="false"/>
    </style:style>
    <style:style style:name="P8" style:family="paragraph" style:parent-style-name="Standard" style:list-style-name="L1">
      <style:paragraph-properties fo:text-align="justify" style:justify-single-word="false"/>
    </style:style>
    <style:style style:name="P9" style:family="paragraph" style:parent-style-name="Standard" style:list-style-name="L1">
      <style:paragraph-properties fo:text-align="justify" style:justify-single-word="false"/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ista de pendências da Monografia!</text:p>
      <text:p text:style-name="P1"/>
      <text:list text:style-name="L1">
        <text:list-item>
          <text:p text:style-name="P2">sequênciar figuras</text:p>
        </text:list-item>
        <text:list-item>
          <text:p text:style-name="P2"><text:s/>realizar paginação</text:p>
        </text:list-item>
        <text:list-item>
          <text:p text:style-name="P2">definir sequência de capítulos</text:p>
          <text:list>
            <text:list-item>
              <text:p text:style-name="P2">a mono terá 5 capítulos:</text:p>
              <text:list>
                <text:list-item>
                  <text:p text:style-name="P2">Parte 1:introdução; Parte2: Conceitos básicos, Negociação, Proposta; Parte 3: Conclusões</text:p>
                </text:list-item>
                <text:list-item>
                  <text:p text:style-name="P2"><text:s/>ver se o capitulo negociação pode ver à frente de Conceitos basicos</text:p>
                </text:list-item>
              </text:list>
            </text:list-item>
            <text:list-item>
              <text:p text:style-name="P2"/>
            </text:list-item>
          </text:list>
        </text:list-item>
        <text:list-item>
          <text:p text:style-name="P2">arrumar e concluir gerência de qualidade de requisitos</text:p>
        </text:list-item>
      </text:list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sans1" svg:font-family="Lucidasan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pt" fo:country="BR" style:letter-kerning="true" style:font-name-asian="DejaVu Sans" style:font-size-asian="10.5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Lucida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ucida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sans1"/>
    </style:style>
    <style:style style:name="Numbering_20_Symbols" style:display-name="Numbering Symbols" style:family="text"/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quare-mode="false"/>
    </style:default-page-layout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layout-grid-square-mode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7$Build-9229</meta:generator>
    <meta:creation-date>2011-01-12T10:27:26</meta:creation-date>
    <dc:date>2011-01-12T11:40:08</dc:date>
    <meta:editing-cycles>6</meta:editing-cycles>
    <meta:editing-duration>PT1H12M5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8" meta:word-count="49" meta:character-count="335"/>
  </office:meta>
</office:document-meta>
</file>